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d7ba7d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P6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7ba7d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fo:color="#6a99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nav</text:span> <text:span text:style-name="T3">id</text:span>=<text:span text:style-name="T4">"barre"</text:span><text:span text:style-name="T1">&gt;</text:span></text:p>
      <text:p text:style-name="P1"><text:span text:style-name="T1">&lt;</text:span><text:span text:style-name="T2">ul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Home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Tests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Themes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Layouts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Standard"/>
      <text:p text:style-name="Standard"/>
      <text:p text:style-name="P1"><text:span text:style-name="T5">#produits</text:span> {</text:p>
      <text:p text:style-name="P1"><text:span text:style-name="T3">background-color</text:span>: <text:span text:style-name="T4">white</text:span>;</text:p>
      <text:p text:style-name="P1"><text:span text:style-name="T3">text-align</text:span>: <text:span text:style-name="T4">center</text:span>;</text:p>
      <text:p text:style-name="P1"><text:span text:style-name="T3">display</text:span>: <text:span text:style-name="T4">flex</text:span>;</text:p>
      <text:p text:style-name="P1"><text:span text:style-name="T3">flex-direction</text:span>: <text:span text:style-name="T4">row</text:span>;</text:p>
      <text:p text:style-name="P2">/* border: 5px solid gray; */</text:p>
      <text:p text:style-name="P1"><text:span text:style-name="T3">width</text:span>: <text:span text:style-name="T6">900px</text:span>;</text:p>
      <text:p text:style-name="P1"><text:span text:style-name="T3">height</text:span>: <text:span text:style-name="T6">675px</text:span>;</text:p>
      <text:p text:style-name="P1"><text:span text:style-name="T3">justify-content</text:span>: <text:span text:style-name="T4">center</text:span>;</text:p>
      <text:p text:style-name="P1">}</text:p>
      <text:p text:style-name="P1"><text:span text:style-name="T5">#produit1</text:span> {</text:p>
      <text:p text:style-name="P2">/* border: 5px solid gray; */</text:p>
      <text:p text:style-name="P1"><text:span text:style-name="T3">width</text:span>: <text:span text:style-name="T6">260px</text:span>;</text:p>
      <text:p text:style-name="P1"><text:span text:style-name="T3">height</text:span>: <text:span text:style-name="T6">480px</text:span>;</text:p>
      <text:p text:style-name="P1"><text:span text:style-name="T3">margin-top</text:span>: <text:span text:style-name="T6">70px</text:span>;</text:p>
      <text:p text:style-name="P1"><text:span text:style-name="T3">margin-right</text:span>: <text:span text:style-name="T6">30px</text:span>;</text:p>
      <text:p text:style-name="P1">}</text:p>
      <text:p text:style-name="P1"><text:span text:style-name="T5">#produit2</text:span> {</text:p>
      <text:p text:style-name="P2">/* border: 5px solid gray; */</text:p>
      <text:p text:style-name="P1"><text:span text:style-name="T3">width</text:span>: <text:span text:style-name="T6">260px</text:span>;</text:p>
      <text:p text:style-name="P1"><text:span text:style-name="T3">height</text:span>: <text:span text:style-name="T6">480px</text:span>;</text:p>
      <text:p text:style-name="P1"><text:span text:style-name="T3">margin-top</text:span>: <text:span text:style-name="T6">70px</text:span>;</text:p>
      <text:p text:style-name="P1"><text:span text:style-name="T3">margin-right</text:span>: <text:span text:style-name="T6">30px</text:span>;</text:p>
      <text:p text:style-name="P1">}</text:p>
      <text:p text:style-name="P1"><text:span text:style-name="T5">#produit3</text:span> {</text:p>
      <text:p text:style-name="P2">/* border: 5px solid gray; */</text:p>
      <text:p text:style-name="P1"><text:span text:style-name="T3">width</text:span>: <text:span text:style-name="T6">260px</text:span>;</text:p>
      <text:p text:style-name="P1"><text:span text:style-name="T3">height</text:span>: <text:span text:style-name="T6">480px</text:span>;</text:p>
      <text:p text:style-name="P1"><text:span text:style-name="T3">margin-top</text:span>: <text:span text:style-name="T6">70px</text:span>;</text:p>
      <text:p text:style-name="P1"><text:span text:style-name="T3">margin-right</text:span>: <text:span text:style-name="T6">30px</text:span>;</text:p>
      <text:p text:style-name="Standard"/>
      <text:p text:style-name="Standard"/>
      <text:p text:style-name="Standard"/>
      <text:p text:style-name="P1"><text:span text:style-name="T5">#descriptif</text:span> {</text:p>
      <text:p text:style-name="P2">/* border: 5px solid gray; */</text:p>
      <text:p text:style-name="P1"><text:span text:style-name="T3">background-color</text:span>: <text:span text:style-name="T4">white</text:span>;</text:p>
      <text:p text:style-name="P1"><text:span text:style-name="T3">width</text:span>: <text:span text:style-name="T6">900px</text:span>;</text:p>
      <text:p text:style-name="P1"><text:span text:style-name="T3">height</text:span>: <text:span text:style-name="T6">90px</text:span>;</text:p>
      <text:p text:style-name="P1"><text:span text:style-name="T3">margin-top</text:span>: <text:span text:style-name="T6">25px</text:span>;</text:p>
      <text:p text:style-name="P1"><text:span text:style-name="T3">margin-bottom</text:span>: <text:span text:style-name="T6">25px</text:span>;</text:p>
      <text:p text:style-name="P1"><text:span text:style-name="T3">margin-left</text:span>: <text:span text:style-name="T6">25px</text:span>;</text:p>
      <text:p text:style-name="P3"/>
      <text:p text:style-name="P1"><text:soft-page-break/>}</text:p>
      <text:p text:style-name="Standard"/>
      <text:p text:style-name="Standard"/>
      <text:p text:style-name="P1"><text:span text:style-name="T5">body</text:span> {</text:p>
      <text:p text:style-name="P3"/>
      <text:p text:style-name="P1"><text:span text:style-name="T3">width</text:span>: <text:span text:style-name="T6">1400px</text:span>;</text:p>
      <text:p text:style-name="P1"><text:span text:style-name="T3">height</text:span>: <text:span text:style-name="T6">1010px</text:span>;</text:p>
      <text:p text:style-name="P1"><text:span text:style-name="T3">background-color</text:span>: <text:span text:style-name="T4">black</text:span>;</text:p>
      <text:p text:style-name="P1"><text:span text:style-name="T3">background</text:span>: <text:span text:style-name="T7">url</text:span>(<text:span text:style-name="T4">'images/bg.jpg'</text:span>);</text:p>
      <text:p text:style-name="P1"><text:span text:style-name="T3">color</text:span>: <text:span text:style-name="T4">blue</text:span>;</text:p>
      <text:p text:style-name="P1"><text:span text:style-name="T3">text-align</text:span>: <text:span text:style-name="T4">center</text:span>;</text:p>
      <text:p text:style-name="P1"><text:span text:style-name="T3">display</text:span>: <text:span text:style-name="T4">flex</text:span>;</text:p>
      <text:p text:style-name="P1"><text:span text:style-name="T3">justify-content</text:span>: <text:span text:style-name="T4">center</text:span>;</text:p>
      <text:p text:style-name="P1"><text:span text:style-name="T3">font-family</text:span>: <text:span text:style-name="T4">'Bitter'</text:span>;</text:p>
      <text:p text:style-name="P1"><text:span text:style-name="T3">font-family</text:span>: <text:span text:style-name="T4">'Josefin Sans'</text:span>;</text:p>
      <text:p text:style-name="P1">}</text:p>
      <text:p text:style-name="P3"/>
      <text:p text:style-name="P1"><text:span text:style-name="T5">#div</text:span> <text:span text:style-name="T5">element</text:span> </text:p>
      <text:p text:style-name="P1">{</text:p>
      <text:p text:style-name="P1"><text:span text:style-name="T3">background-color</text:span>: <text:span text:style-name="T4">white</text:span>;</text:p>
      <text:p text:style-name="P1"><text:span text:style-name="T3">width</text:span>: <text:span text:style-name="T6">1020px</text:span>;</text:p>
      <text:p text:style-name="P1"><text:span text:style-name="T3">height</text:span>: <text:span text:style-name="T6">1010px</text:span>;</text:p>
      <text:p text:style-name="P1"><text:span text:style-name="T3">display</text:span>: <text:span text:style-name="T4">flex</text:span>;</text:p>
      <text:p text:style-name="P1"><text:span text:style-name="T3">flex-wrap</text:span>: <text:span text:style-name="T4">wrap</text:span>;</text:p>
      <text:p text:style-name="P3"/>
      <text:p text:style-name="P1">}</text:p>
      <text:p text:style-name="P3"/>
      <text:p text:style-name="P1"><text:span text:style-name="T5">#conteneur</text:span>{</text:p>
      <text:p text:style-name="P1"><text:span text:style-name="T8">/* border: 5px solid red; */</text:span> </text:p>
      <text:p text:style-name="P1"><text:span text:style-name="T3">background-color</text:span>: <text:span text:style-name="T4">white</text:span>;</text:p>
      <text:p text:style-name="P1"><text:span text:style-name="T3">width</text:span>: <text:span text:style-name="T6">1020px</text:span>;</text:p>
      <text:p text:style-name="P1"><text:span text:style-name="T3">height</text:span>: <text:span text:style-name="T6">1010px</text:span>;</text:p>
      <text:p text:style-name="P1"><text:span text:style-name="T3">display</text:span>: <text:span text:style-name="T4">center</text:span> ; </text:p>
      <text:p text:style-name="P1"><text:span text:style-name="T3">justify-content</text:span>: <text:span text:style-name="T4">center</text:span>;</text:p>
      <text:p text:style-name="P1">}</text:p>
      <text:p text:style-name="P5"/>
      <text:p text:style-name="P1"><text:span text:style-name="T5">p</text:span>{</text:p>
      <text:p text:style-name="P1"><text:span text:style-name="T3">text-align</text:span>: <text:span text:style-name="T4">justify</text:span>; </text:p>
      <text:p text:style-name="P1">}</text:p>
      <text:p text:style-name="P3"/>
      <text:p text:style-name="P1"><text:span text:style-name="T5">header</text:span> {</text:p>
      <text:p text:style-name="P3"/>
      <text:p text:style-name="P1"><text:span text:style-name="T3">background-color</text:span>: <text:span text:style-name="T4">black</text:span>; </text:p>
      <text:p text:style-name="P1">}</text:p>
      <text:p text:style-name="P3"/>
      <text:p text:style-name="P1"><text:span text:style-name="T5">nav</text:span> <text:span text:style-name="T5">ul</text:span></text:p>
      <text:p text:style-name="P1">{</text:p>
      <text:p text:style-name="P1"><text:span text:style-name="T3">list-style-type</text:span>: <text:span text:style-name="T4">none</text:span>;</text:p>
      <text:p text:style-name="P1"><text:span text:style-name="T3">display</text:span>: <text:span text:style-name="T4">flex</text:span>;</text:p>
      <text:p text:style-name="P1"><text:soft-page-break/><text:span text:style-name="T3">justify-content</text:span>: <text:span text:style-name="T4">center</text:span>; </text:p>
      <text:p text:style-name="P1"><text:span text:style-name="T3">margin-left</text:span>: <text:span text:style-name="T6">25px</text:span>;</text:p>
      <text:p text:style-name="P1"><text:span text:style-name="T3">color</text:span>: <text:span text:style-name="T4">#181818</text:span>;</text:p>
      <text:p text:style-name="P1"><text:span text:style-name="T3">margin-right</text:span>:<text:span text:style-name="T6">50px</text:span>;</text:p>
      <text:p text:style-name="P1"><text:span text:style-name="T3">margin-left</text:span>:<text:span text:style-name="T6">50px</text:span>;</text:p>
      <text:p text:style-name="P3"/>
      <text:p text:style-name="P1">}</text:p>
      <text:p text:style-name="P3"/>
      <text:p text:style-name="P1"><text:span text:style-name="T5">nav</text:span> <text:span text:style-name="T5">li</text:span></text:p>
      <text:p text:style-name="P1">{</text:p>
      <text:p text:style-name="P1"><text:span text:style-name="T3">margin-right</text:span>: <text:span text:style-name="T6">15px</text:span>;</text:p>
      <text:p text:style-name="P1">}</text:p>
      <text:p text:style-name="P3"/>
      <text:p text:style-name="P1"><text:span text:style-name="T5">.h1</text:span> {</text:p>
      <text:p text:style-name="P2">/* border: 5px solid gray; */</text:p>
      <text:p text:style-name="P1"><text:span text:style-name="T3">background-color</text:span>: <text:span text:style-name="T4">black</text:span>;</text:p>
      <text:p text:style-name="P1"><text:span text:style-name="T3">color</text:span>: <text:span text:style-name="T4">yellow</text:span>;</text:p>
      <text:p text:style-name="P1"><text:span text:style-name="T3">width</text:span>: <text:span text:style-name="T6">1020px</text:span>;</text:p>
      <text:p text:style-name="P1"><text:span text:style-name="T3">height</text:span>: <text:span text:style-name="T6">320px</text:span>;</text:p>
      <text:p text:style-name="P1"><text:span text:style-name="T3">display</text:span>: <text:span text:style-name="T4">justify</text:span>;</text:p>
      <text:p text:style-name="P1"><text:span text:style-name="T3">justify-content</text:span>: <text:span text:style-name="T4">center</text:span>; </text:p>
      <text:p text:style-name="P1"><text:span text:style-name="T3">border</text:span>: <text:span text:style-name="T6">1px</text:span> <text:span text:style-name="T4">solid</text:span> <text:span text:style-name="T4">black</text:span>;</text:p>
      <text:p text:style-name="P1"><text:span text:style-name="T3">background-color</text:span>: <text:span text:style-name="T4">black</text:span>;</text:p>
      <text:p text:style-name="P1">}</text:p>
      <text:p text:style-name="P1"><text:span text:style-name="T5">#barre</text:span> {</text:p>
      <text:p text:style-name="P2">/* border: 5px solid gray; */</text:p>
      <text:p text:style-name="P1"><text:span text:style-name="T3">background-color</text:span>: <text:span text:style-name="T4">black</text:span>;</text:p>
      <text:p text:style-name="P1"><text:span text:style-name="T3">color</text:span>: <text:span text:style-name="T4">white</text:span>;</text:p>
      <text:p text:style-name="P1"><text:span text:style-name="T3">width</text:span>: <text:span text:style-name="T6">1020px</text:span>;</text:p>
      <text:p text:style-name="P1"><text:span text:style-name="T3">height</text:span>: <text:span text:style-name="T6">60px</text:span>;</text:p>
      <text:p text:style-name="P1"><text:span text:style-name="T3">display</text:span>: <text:span text:style-name="T4">justify</text:span>;</text:p>
      <text:p text:style-name="P1"><text:span text:style-name="T3">justify-content</text:span>: <text:span text:style-name="T4">center</text:span>; </text:p>
      <text:p text:style-name="P1">}</text:p>
      <text:p text:style-name="P3"/>
      <text:p text:style-name="P1"><text:span text:style-name="T5">#social</text:span> {</text:p>
      <text:p text:style-name="P2">/* border: 5px solid gray; </text:p>
      <text:p text:style-name="P2">border: 5px solid gray;</text:p>
      <text:p text:style-name="P2">background-color: gray;</text:p>
      <text:p text:style-name="P2">width: 1020px;</text:p>
      <text:p text:style-name="P2">height: 60px;</text:p>
      <text:p text:style-name="P2">display: flex;</text:p>
      <text:p text:style-name="P2">justify-content: justify;</text:p>
      <text:p text:style-name="P2">display: flex;</text:p>
      <text:p text:style-name="P2">justify-content: center;*/</text:p>
      <text:p text:style-name="P1">}</text:p>
      <text:p text:style-name="P1"><text:span text:style-name="T5">.reseauxsociaux</text:span>{</text:p>
      <text:p text:style-name="P1"><text:span text:style-name="T3">background-color</text:span>:<text:span text:style-name="T4">#b1aeae</text:span>;</text:p>
      <text:p text:style-name="P1"><text:span text:style-name="T3">height</text:span>: <text:span text:style-name="T6">60px</text:span>;</text:p>
      <text:p text:style-name="P1"><text:span text:style-name="T3">width</text:span>: <text:span text:style-name="T6">1020px</text:span>;</text:p>
      <text:p text:style-name="P3"/>
      <text:p text:style-name="P1"/>
      <text:p text:style-name="P3"><text:soft-page-break/></text:p>
      <text:p text:style-name="P1"><text:span text:style-name="T5">#descriptif</text:span> {</text:p>
      <text:p text:style-name="P2">/* border: 5px solid gray; */</text:p>
      <text:p text:style-name="P1"><text:span text:style-name="T3">background-color</text:span>: <text:span text:style-name="T4">white</text:span>;</text:p>
      <text:p text:style-name="P1"><text:span text:style-name="T3">width</text:span>: <text:span text:style-name="T6">900px</text:span>;</text:p>
      <text:p text:style-name="P1"><text:span text:style-name="T3">height</text:span>: <text:span text:style-name="T6">90px</text:span>;</text:p>
      <text:p text:style-name="P1"><text:span text:style-name="T3">margin-top</text:span>: <text:span text:style-name="T6">25px</text:span>;</text:p>
      <text:p text:style-name="P1"><text:span text:style-name="T3">margin-bottom</text:span>: <text:span text:style-name="T6">25px</text:span>;</text:p>
      <text:p text:style-name="P1"><text:span text:style-name="T3">margin-left</text:span>: <text:span text:style-name="T6">25px</text:span>;</text:p>
      <text:p text:style-name="P3"/>
      <text:p text:style-name="P1">}</text:p>
      <text:p text:style-name="P5"/>
      <text:p text:style-name="P1"><text:span text:style-name="T5">section</text:span>{</text:p>
      <text:p text:style-name="P1"><text:span text:style-name="T3">display</text:span>: <text:span text:style-name="T4">flex</text:span>;</text:p>
      <text:p text:style-name="P1"><text:span text:style-name="T3">flex-direction</text:span>: <text:span text:style-name="T4">row</text:span>;</text:p>
      <text:p text:style-name="P1"><text:span text:style-name="T3">justify-content</text:span>: <text:span text:style-name="T4">space-between</text:span>;</text:p>
      <text:p text:style-name="P1"><text:span text:style-name="T3">background</text:span>: <text:span text:style-name="T4">blue</text:span>;</text:p>
      <text:p text:style-name="P1"><text:span text:style-name="T3">height</text:span>: <text:span text:style-name="T6">675px</text:span>;</text:p>
      <text:p text:style-name="P1"><text:span text:style-name="T3">width</text:span>: <text:span text:style-name="T6">900px</text:span>;</text:p>
      <text:p text:style-name="P1">}</text:p>
      <text:p text:style-name="P1"><text:span text:style-name="T5">article</text:span>{</text:p>
      <text:p text:style-name="P1"><text:span text:style-name="T3">background</text:span>: <text:span text:style-name="T4">grey</text:span>;</text:p>
      <text:p text:style-name="P1"><text:span text:style-name="T3">height</text:span>: <text:span text:style-name="T6">675px</text:span>;</text:p>
      <text:p text:style-name="P1"><text:span text:style-name="T3">width</text:span>: <text:span text:style-name="T6">260px</text:span>;</text:p>
      <text:p text:style-name="P3"/>
      <text:p text:style-name="P1">}</text:p>
      <text:p text:style-name="P3"/>
      <text:p text:style-name="P1"><text:span text:style-name="T5">img</text:span>{</text:p>
      <text:p text:style-name="P3"/>
      <text:p text:style-name="P1"><text:span text:style-name="T3">background-color</text:span>: <text:span text:style-name="T4">red</text:span>;</text:p>
      <text:p text:style-name="P1"><text:span text:style-name="T3">height</text:span>: <text:span text:style-name="T6">195px</text:span>;</text:p>
      <text:p text:style-name="P1"><text:span text:style-name="T3">width</text:span>: <text:span text:style-name="T6">260px</text:span>;</text:p>
      <text:p text:style-name="P3"/>
      <text:p text:style-name="P1">}</text:p>
      <text:p text:style-name="P3"/>
      <text:p text:style-name="P4">ul</text:p>
      <text:p text:style-name="P1">{</text:p>
      <text:p text:style-name="P1"><text:span text:style-name="T3">display</text:span>: <text:span text:style-name="T4">flex</text:span>;</text:p>
      <text:p text:style-name="P1"><text:span text:style-name="T3">flex-direction</text:span>: <text:span text:style-name="T4">row</text:span>;</text:p>
      <text:p text:style-name="P1"><text:span text:style-name="T3">justify-content</text:span>: <text:span text:style-name="T4">center</text:span>;</text:p>
      <text:p text:style-name="P1">}</text:p>
      <text:p text:style-name="P4">.impression</text:p>
      <text:p text:style-name="P1">{</text:p>
      <text:p text:style-name="P1"><text:span text:style-name="T3">padding</text:span>: <text:span text:style-name="T6">60px</text:span>;</text:p>
      <text:p text:style-name="P1">}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title</text:span><text:span text:style-name="T1">&gt;</text:span>Create-pro<text:span text:style-name="T1">&lt;/</text:span><text:span text:style-name="T2">title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description"</text:span> <text:span text:style-name="T3">content</text:span>=<text:span text:style-name="T4">"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"</text:span><text:span text:style-name="T1">&gt;</text:span></text:p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styles.css"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blocpage"</text:span><text:span text:style-name="T1">&gt;</text:span></text:p>
      <text:p text:style-name="P1"><text:span text:style-name="T1">&lt;</text:span><text:span text:style-name="T2">header</text:span><text:span text:style-name="T1">&gt;</text:span></text:p>
      <text:p text:style-name="P1"><text:span text:style-name="T1">&lt;</text:span><text:span text:style-name="T2">nav</text:span><text:span text:style-name="T1">&gt;</text:span></text:p>
      <text:p text:style-name="P1"><text:span text:style-name="T1">&lt;</text:span><text:span text:style-name="T2">ul</text:span><text:span text:style-name="T1">&gt;</text:span></text:p>
      <text:p text:style-name="P1"><text:span text:style-name="T1">&lt;</text:span><text:span text:style-name="T2">ol</text:span><text:span text:style-name="T1">&gt;&lt;</text:span><text:span text:style-name="T2">a</text:span> <text:span text:style-name="T3">href</text:span>=<text:span text:style-name="T4">"#"</text:span><text:span text:style-name="T1">&gt;</text:span>HOME<text:span text:style-name="T1">&lt;/</text:span><text:span text:style-name="T2">a</text:span><text:span text:style-name="T1">&gt;&lt;/</text:span><text:span text:style-name="T2">ol</text:span><text:span text:style-name="T1">&gt;</text:span></text:p>
      <text:p text:style-name="P1"><text:span text:style-name="T1">&lt;</text:span><text:span text:style-name="T2">ol</text:span><text:span text:style-name="T1">&gt;&lt;</text:span><text:span text:style-name="T2">a</text:span> <text:span text:style-name="T3">href</text:span>=<text:span text:style-name="T4">"#"</text:span><text:span text:style-name="T1">&gt;</text:span>ABOUT THE TEST<text:span text:style-name="T1">&lt;/</text:span><text:span text:style-name="T2">a</text:span><text:span text:style-name="T1">&gt;&lt;/</text:span><text:span text:style-name="T2">ol</text:span><text:span text:style-name="T1">&gt;</text:span></text:p>
      <text:p text:style-name="P1"><text:span text:style-name="T1">&lt;</text:span><text:span text:style-name="T2">ol</text:span><text:span text:style-name="T1">&gt;&lt;</text:span><text:span text:style-name="T2">a</text:span> <text:span text:style-name="T3">href</text:span>=<text:span text:style-name="T4">"#"</text:span><text:span text:style-name="T1">&gt;</text:span>BUY THEMES<text:span text:style-name="T1">&lt;/</text:span><text:span text:style-name="T2">a</text:span><text:span text:style-name="T1">&gt;&lt;/</text:span><text:span text:style-name="T2">ol</text:span><text:span text:style-name="T1">&gt;</text:span></text:p>
      <text:p text:style-name="P1"><text:span text:style-name="T1">&lt;</text:span><text:span text:style-name="T2">ol</text:span><text:span text:style-name="T1">&gt;&lt;</text:span><text:span text:style-name="T2">a</text:span> <text:span text:style-name="T3">href</text:span>=<text:span text:style-name="T4">"#"</text:span><text:span text:style-name="T1">&gt;</text:span>PAGE LAYOUTS<text:span text:style-name="T1">&lt;/</text:span><text:span text:style-name="T2">a</text:span><text:span text:style-name="T1">&gt;&lt;/</text:span><text:span text:style-name="T2">ol</text:span><text:span text:style-name="T1">&gt;</text:span></text:p>
      <text:p text:style-name="P1"><text:span text:style-name="T1">&lt;</text:span><text:span text:style-name="T2">ol</text:span><text:span text:style-name="T1">&gt;&lt;</text:span><text:span text:style-name="T2">a</text:span> <text:span text:style-name="T3">href</text:span>=<text:span text:style-name="T4">"#"</text:span><text:span text:style-name="T1">&gt;</text:span>COMTACT US<text:span text:style-name="T1">&lt;/</text:span><text:span text:style-name="T2">a</text:span><text:span text:style-name="T1">&gt;&lt;/</text:span><text:span text:style-name="T2">ol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na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titres"</text:span><text:span text:style-name="T1">&gt;</text:span></text:p>
      <text:p text:style-name="P1"><text:span text:style-name="T1">&lt;</text:span><text:span text:style-name="T2">h1</text:span><text:span text:style-name="T1">&gt;</text:span>CREATE PRO<text:span text:style-name="T1">&lt;/</text:span><text:span text:style-name="T2">h1</text:span><text:span text:style-name="T1">&gt;</text:span></text:p>
      <text:p text:style-name="P1"><text:span text:style-name="T1">&lt;</text:span><text:span text:style-name="T2">ul</text:span><text:span text:style-name="T1">&gt;</text:span></text:p>
      <text:p text:style-name="P1"><text:span text:style-name="T1">&lt;</text:span><text:span text:style-name="T2">ol</text:span><text:span text:style-name="T1">&gt;</text:span>PERSONAL<text:span text:style-name="T1">&lt;/</text:span><text:span text:style-name="T2">ol</text:span><text:span text:style-name="T1">&gt;</text:span></text:p>
      <text:p text:style-name="P1"><text:span text:style-name="T1">&lt;</text:span><text:span text:style-name="T2">li</text:span><text:span text:style-name="T1">&gt;</text:span>BUSINESS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<text:span text:style-name="T1">&gt;</text:span>ORGANISATION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div</text:span><text:span text:style-name="T1">&gt;</text:span> </text:p>
      <text:p text:style-name="P1"><text:span text:style-name="T1">&lt;</text:span><text:span text:style-name="T2">div</text:span> <text:span text:style-name="T3">class</text:span>=<text:span text:style-name="T4">"reseauxsociaux"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header</text:span><text:span text:style-name="T1">&gt;</text:span></text:p>
      <text:p text:style-name="P1"><text:span text:style-name="T1">&lt;</text:span><text:span text:style-name="T2">div</text:span> <text:span text:style-name="T3">class</text:span>= <text:span text:style-name="T4">"reseausociaux"</text:span><text:span text:style-name="T1">&gt;</text:span></text:p>
      <text:p text:style-name="P3"/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3">class</text:span>=<text:span text:style-name="T4">"impressionsection"</text:span><text:span text:style-name="T1">&gt;</text:span></text:p>
      <text:p text:style-name="P3"/>
      <text:p text:style-name="P1"><text:span text:style-name="T1">&lt;</text:span><text:span text:style-name="T2">div</text:span> <text:span text:style-name="T3">class</text:span>=<text:span text:style-name="T4">"impression"</text:span><text:span text:style-name="T1">&gt;</text:span></text:p>
      <text:p text:style-name="P1"><text:span text:style-name="T1">&lt;</text:span><text:span text:style-name="T2">p</text:span><text:span text:style-name="T1">&gt;</text:span>Lorem ipsum dolor sit amet consectetur adipisicing elit. Recusandae molestiae maxime ducimus fugit. Quae amet dolor ducimus distinctio pariatur alias id, molestiae omnis, et porro eligendi illum sit rem delectus.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</text:span><text:span text:style-name="T2">section</text:span><text:span text:style-name="T1">&gt;</text:span></text:p>
      <text:p text:style-name="P1"><text:span text:style-name="T1">&lt;</text:span><text:span text:style-name="T2">article</text:span><text:span text:style-name="T1">&gt;</text:span></text:p>
      <text:p text:style-name="P3"/>
      <text:p text:style-name="P1"><text:span text:style-name="T1">&lt;</text:span><text:span text:style-name="T2">img</text:span> <text:span text:style-name="T3">src</text:span>=<text:span text:style-name="T4">"image1.jpg"</text:span><text:span text:style-name="T1">/&gt;</text:span></text:p>
      <text:p text:style-name="P1"><text:span text:style-name="T1">&lt;</text:span><text:span text:style-name="T2">h1</text:span><text:span text:style-name="T1">&gt;</text:span> ADVENTUROUS PRO<text:span text:style-name="T1">&lt;/</text:span><text:span text:style-name="T2">h1</text:span><text:span text:style-name="T1">&gt;</text:span></text:p>
      <text:p text:style-name="P1"><text:soft-page-break/><text:span text:style-name="T1">&lt;</text:span><text:span text:style-name="T2">p</text:span><text:span text:style-name="T1">&gt;</text:span></text:p>
      <text:p text:style-name="P1">Lorem ipsum dolor sit amet consectetur adipisicing elit. Totam nulla odit architecto amet repudiandae dicta ea, laudantium similique odio dolores optio recusandae vel porro perferendis iusto id qui maiores maxime.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article</text:span><text:span text:style-name="T1">&gt;</text:span></text:p>
      <text:p text:style-name="P3"/>
      <text:p text:style-name="P1"><text:span text:style-name="T1">&lt;</text:span><text:span text:style-name="T2">article</text:span><text:span text:style-name="T1">&gt;</text:span></text:p>
      <text:p text:style-name="P3"/>
      <text:p text:style-name="P1"><text:span text:style-name="T1">&lt;</text:span><text:span text:style-name="T2">img</text:span> <text:span text:style-name="T3">src</text:span>=<text:span text:style-name="T4">"image2.jpg"</text:span><text:span text:style-name="T1">/&gt;</text:span></text:p>
      <text:p text:style-name="P1"><text:span text:style-name="T1">&lt;</text:span><text:span text:style-name="T2">h1</text:span><text:span text:style-name="T1">&gt;</text:span> ADVENTUROUS PRO<text:span text:style-name="T1">&lt;/</text:span><text:span text:style-name="T2">h1</text:span><text:span text:style-name="T1">&gt;</text:span></text:p>
      <text:p text:style-name="P1"><text:span text:style-name="T1">&lt;</text:span><text:span text:style-name="T2">p</text:span><text:span text:style-name="T1">&gt;</text:span></text:p>
      <text:p text:style-name="P1">Lorem ipsum dolor sit amet consectetur adipisicing elit. Totam nulla odit architecto amet repudiandae dicta ea, laudantium similique odio dolores optio recusandae vel porro perferendis iusto id qui maiores maxime.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article</text:span><text:span text:style-name="T1">&gt;</text:span></text:p>
      <text:p text:style-name="P3"/>
      <text:p text:style-name="P1"><text:span text:style-name="T1">&lt;</text:span><text:span text:style-name="T2">article</text:span><text:span text:style-name="T1">&gt;</text:span></text:p>
      <text:p text:style-name="P3"/>
      <text:p text:style-name="P1"><text:span text:style-name="T1">&lt;</text:span><text:span text:style-name="T2">img</text:span> <text:span text:style-name="T3">src</text:span>=<text:span text:style-name="T4">"image3.jpg"</text:span><text:span text:style-name="T1">/&gt;</text:span></text:p>
      <text:p text:style-name="P1"><text:span text:style-name="T1">&lt;</text:span><text:span text:style-name="T2">h1</text:span><text:span text:style-name="T1">&gt;</text:span> ADVENTUROUS PRO<text:span text:style-name="T1">&lt;/</text:span><text:span text:style-name="T2">h1</text:span><text:span text:style-name="T1">&gt;</text:span></text:p>
      <text:p text:style-name="P1"><text:span text:style-name="T1">&lt;</text:span><text:span text:style-name="T2">p</text:span><text:span text:style-name="T1">&gt;</text:span></text:p>
      <text:p text:style-name="P1">Lorem ipsum dolor sit amet consectetur adipisicing elit. Totam nulla odit architecto amet repudiandae dicta ea, laudantium similique odio dolores optio recusandae vel porro perferendis iusto id qui maiores maxime.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article</text:span><text:span text:style-name="T1">&gt;</text:span></text:p>
      <text:p text:style-name="P1"><text:span text:style-name="T1">&lt;/</text:span><text:span text:style-name="T2">secti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6"/>
      <text:p text:style-name="P1"><text:span text:style-name="T1">&lt;</text:span><text:span text:style-name="T2">script</text:span> <text:span text:style-name="T3">src</text:span>=<text:span text:style-name="T4">"main.js"</text:span><text:span text:style-name="T1">&gt;&lt;/</text:span><text:span text:style-name="T2">script</text:span><text:span text:style-name="T1">&gt;</text:span></text:p>
      <text:p text:style-name="Standard"/>
      <text:p text:style-name="P1"><text:span text:style-name="T1">&lt;</text:span><text:span text:style-name="T2">link</text:span> <text:span text:style-name="T3">href</text:span>=<text:span text:style-name="T4">"https://fonts.googleapis.com/css?family=Bitter|Josefin+Sans"</text:span> <text:span text:style-name="T3">rel</text:span>=<text:span text:style-name="T4">"stylesheet"</text:span><text:span text:style-name="T1">&gt;</text:span> </text:p>
      <text:p text:style-name="Standard"/>
      <text:p text:style-name="Standard"/>
      <text:p text:style-name="P1"><text:span text:style-name="T5">.impressionsection</text:span>{</text:p>
      <text:p text:style-name="P1"><text:span text:style-name="T3">padding</text:span>: <text:span text:style-name="T6">60px</text:span>;</text:p>
      <text:p text:style-name="P1">}</text:p>
      <text:p text:style-name="Standard"/>
      <text:p text:style-name="Standard"/>
      <text:p text:style-name="P1"><text:span text:style-name="T5">.impression</text:span>{</text:p>
      <text:p text:style-name="P1"><text:span text:style-name="T3">display</text:span>: <text:span text:style-name="T4">flex</text:span>;</text:p>
      <text:p text:style-name="P1"><text:span text:style-name="T3">justify-content</text:span>: <text:span text:style-name="T4">center</text:span>;</text:p>
      <text:p text:style-name="P1"><text:span text:style-name="T3">background-color</text:span>: <text:span text:style-name="T4">white</text:span>;</text:p>
      <text:p text:style-name="P1"><text:span text:style-name="T3">height</text:span>: <text:span text:style-name="T6">90px</text:span>;</text:p>
      <text:p text:style-name="P1"><text:soft-page-break/><text:span text:style-name="T3">width</text:span>: <text:span text:style-name="T6">900px</text:span>;</text:p>
      <text:p text:style-name="P1"><text:span text:style-name="T3">margin-bottom</text:span>: <text:span text:style-name="T6">60px</text:span>;</text:p>
      <text:p text:style-name="P1"><text:span text:style-name="T3">text-align</text:span>: <text:span text:style-name="T4">center</text:span>;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7:45:24.182727992</meta:creation-date>
    <dc:date>2019-02-19T00:53:57.240493604</dc:date>
    <meta:editing-duration>PT1H37M29S</meta:editing-duration>
    <meta:editing-cycles>1</meta:editing-cycles>
    <meta:document-statistic meta:table-count="0" meta:image-count="0" meta:object-count="0" meta:page-count="7" meta:paragraph-count="243" meta:word-count="579" meta:character-count="4614" meta:non-whitespace-character-count="4267"/>
    <meta:generator>LibreOffice/5.1.6.2$Linux_x86 LibreOffice_project/10m0$Build-2</meta:generator>
  </office:meta>
</office:document-meta>
</file>